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9c9f" officeooo:paragraph-rsid="00072dfa"/>
    </style:style>
    <style:style style:name="P2" style:family="paragraph" style:parent-style-name="Standard">
      <style:text-properties officeooo:rsid="0017579e" officeooo:paragraph-rsid="00072dfa"/>
    </style:style>
    <style:style style:name="P3" style:family="paragraph" style:parent-style-name="Standard">
      <style:text-properties officeooo:rsid="0017579e" officeooo:paragraph-rsid="00290ab0"/>
    </style:style>
    <style:style style:name="P4" style:family="paragraph" style:parent-style-name="Standard">
      <style:text-properties officeooo:rsid="0018df54" officeooo:paragraph-rsid="00072dfa"/>
    </style:style>
    <style:style style:name="P5" style:family="paragraph" style:parent-style-name="Standard">
      <style:text-properties officeooo:rsid="001a4114" officeooo:paragraph-rsid="00072dfa"/>
    </style:style>
    <style:style style:name="P6" style:family="paragraph" style:parent-style-name="Standard">
      <style:text-properties officeooo:rsid="001c024f" officeooo:paragraph-rsid="00072dfa"/>
    </style:style>
    <style:style style:name="P7" style:family="paragraph" style:parent-style-name="Standard">
      <style:text-properties officeooo:rsid="001dbb7e" officeooo:paragraph-rsid="00072dfa"/>
    </style:style>
    <style:style style:name="P8" style:family="paragraph" style:parent-style-name="Standard">
      <style:text-properties officeooo:rsid="001dbb7e" officeooo:paragraph-rsid="004a9cfb"/>
    </style:style>
    <style:style style:name="P9" style:family="paragraph" style:parent-style-name="Standard">
      <style:text-properties officeooo:rsid="002005fc" officeooo:paragraph-rsid="00072dfa"/>
    </style:style>
    <style:style style:name="P10" style:family="paragraph" style:parent-style-name="Standard">
      <style:text-properties officeooo:rsid="00249053" officeooo:paragraph-rsid="00072dfa"/>
    </style:style>
    <style:style style:name="P11" style:family="paragraph" style:parent-style-name="Standard">
      <style:text-properties officeooo:rsid="0020be4b" officeooo:paragraph-rsid="00072dfa"/>
    </style:style>
    <style:style style:name="P12" style:family="paragraph" style:parent-style-name="Standard">
      <style:text-properties officeooo:rsid="00223366" officeooo:paragraph-rsid="00072dfa"/>
    </style:style>
    <style:style style:name="P13" style:family="paragraph" style:parent-style-name="Standard">
      <style:text-properties officeooo:rsid="00223366" officeooo:paragraph-rsid="003e4353"/>
    </style:style>
    <style:style style:name="P14" style:family="paragraph" style:parent-style-name="Standard">
      <style:text-properties officeooo:rsid="00223366" officeooo:paragraph-rsid="00434a03"/>
    </style:style>
    <style:style style:name="P15" style:family="paragraph" style:parent-style-name="Standard">
      <style:text-properties officeooo:rsid="00223366" officeooo:paragraph-rsid="003cf1c9"/>
    </style:style>
    <style:style style:name="P16" style:family="paragraph" style:parent-style-name="Standard">
      <style:text-properties officeooo:rsid="00237fa4" officeooo:paragraph-rsid="00072dfa"/>
    </style:style>
    <style:style style:name="P17" style:family="paragraph" style:parent-style-name="Standard">
      <style:text-properties officeooo:rsid="0032971c" officeooo:paragraph-rsid="00072dfa"/>
    </style:style>
    <style:style style:name="P18" style:family="paragraph" style:parent-style-name="Standard">
      <style:text-properties officeooo:rsid="0032fb64" officeooo:paragraph-rsid="00072dfa"/>
    </style:style>
    <style:style style:name="P19" style:family="paragraph" style:parent-style-name="Standard">
      <style:text-properties officeooo:rsid="0032fb64" officeooo:paragraph-rsid="0016fdf9"/>
    </style:style>
    <style:style style:name="P20" style:family="paragraph" style:parent-style-name="Standard">
      <style:text-properties officeooo:rsid="00347514" officeooo:paragraph-rsid="00072dfa"/>
    </style:style>
    <style:style style:name="P21" style:family="paragraph" style:parent-style-name="Standard">
      <style:text-properties officeooo:rsid="00347514" officeooo:paragraph-rsid="00434a03"/>
    </style:style>
    <style:style style:name="P22" style:family="paragraph" style:parent-style-name="Standard">
      <style:text-properties officeooo:rsid="0010232b" officeooo:paragraph-rsid="00072dfa"/>
    </style:style>
    <style:style style:name="P23" style:family="paragraph" style:parent-style-name="Standard">
      <style:text-properties officeooo:rsid="0034d246" officeooo:paragraph-rsid="00072dfa"/>
    </style:style>
    <style:style style:name="P24" style:family="paragraph" style:parent-style-name="Standard">
      <style:text-properties officeooo:rsid="0034d246" officeooo:paragraph-rsid="00174c82"/>
    </style:style>
    <style:style style:name="P25" style:family="paragraph" style:parent-style-name="Standard">
      <style:text-properties officeooo:rsid="0034d246" officeooo:paragraph-rsid="00349602"/>
    </style:style>
    <style:style style:name="P26" style:family="paragraph" style:parent-style-name="Standard">
      <style:text-properties officeooo:rsid="00384237" officeooo:paragraph-rsid="00072dfa"/>
    </style:style>
    <style:style style:name="P27" style:family="paragraph" style:parent-style-name="Standard">
      <style:text-properties style:text-line-through-style="none" style:text-line-through-type="none" officeooo:rsid="002005fc" officeooo:paragraph-rsid="00103d31"/>
    </style:style>
    <style:style style:name="P28" style:family="paragraph" style:parent-style-name="Standard">
      <style:text-properties officeooo:rsid="00119130" officeooo:paragraph-rsid="00119130"/>
    </style:style>
    <style:style style:name="P29" style:family="paragraph" style:parent-style-name="Standard">
      <style:text-properties officeooo:rsid="00140881" officeooo:paragraph-rsid="00140881"/>
    </style:style>
    <style:style style:name="P30" style:family="paragraph" style:parent-style-name="Standard">
      <style:text-properties officeooo:rsid="0016fdf9" officeooo:paragraph-rsid="0016fdf9"/>
    </style:style>
    <style:style style:name="P31" style:family="paragraph" style:parent-style-name="Standard">
      <style:text-properties officeooo:rsid="0017579e" officeooo:paragraph-rsid="00072dfa" fo:background-color="transparent"/>
    </style:style>
    <style:style style:name="P32" style:family="paragraph" style:parent-style-name="Standard">
      <style:text-properties officeooo:rsid="00359088" officeooo:paragraph-rsid="00072dfa"/>
    </style:style>
    <style:style style:name="P33" style:family="paragraph" style:parent-style-name="Standard">
      <style:text-properties officeooo:rsid="0041dd0f" officeooo:paragraph-rsid="0041dd0f"/>
    </style:style>
    <style:style style:name="P34" style:family="paragraph" style:parent-style-name="Standard">
      <style:text-properties officeooo:rsid="0046eb3c" officeooo:paragraph-rsid="0046eb3c"/>
    </style:style>
    <style:style style:name="P35" style:family="paragraph" style:parent-style-name="Standard">
      <style:text-properties officeooo:rsid="001dbb7e" officeooo:paragraph-rsid="004a9cfb" fo:background-color="#ffff00"/>
    </style:style>
    <style:style style:name="P36" style:family="paragraph" style:parent-style-name="Standard">
      <style:text-properties officeooo:rsid="001dbb7e" officeooo:paragraph-rsid="00072dfa" fo:background-color="#ffff00"/>
    </style:style>
    <style:style style:name="P37" style:family="paragraph" style:parent-style-name="Standard">
      <style:text-properties officeooo:rsid="002e1e4c" officeooo:paragraph-rsid="00072dfa" fo:background-color="#ffff00"/>
    </style:style>
    <style:style style:name="P38" style:family="paragraph" style:parent-style-name="Standard">
      <style:text-properties style:text-line-through-style="solid" style:text-line-through-type="single" officeooo:rsid="002005fc" officeooo:paragraph-rsid="00072dfa" fo:background-color="#ffff00"/>
    </style:style>
    <style:style style:name="P39" style:family="paragraph" style:parent-style-name="Standard">
      <style:text-properties officeooo:rsid="000c67c9" officeooo:paragraph-rsid="0041dd0f"/>
    </style:style>
    <style:style style:name="P40" style:family="paragraph" style:parent-style-name="Standard">
      <style:text-properties officeooo:rsid="00434a03" officeooo:paragraph-rsid="00434a03"/>
    </style:style>
    <style:style style:name="P41" style:family="paragraph" style:parent-style-name="Standard">
      <style:text-properties officeooo:rsid="004ec4e9" officeooo:paragraph-rsid="00434a03"/>
    </style:style>
    <style:style style:name="P42" style:family="paragraph" style:parent-style-name="Standard">
      <style:text-properties officeooo:rsid="0017579e" officeooo:paragraph-rsid="00290ab0" fo:background-color="#ffff00"/>
    </style:style>
    <style:style style:name="P43" style:family="paragraph" style:parent-style-name="Standard">
      <style:text-properties officeooo:rsid="001c024f" officeooo:paragraph-rsid="00072dfa" fo:background-color="#ffff00"/>
    </style:style>
    <style:style style:name="P44" style:family="paragraph" style:parent-style-name="Standard">
      <style:text-properties officeooo:rsid="0018df54" officeooo:paragraph-rsid="00072dfa" fo:background-color="transparent"/>
    </style:style>
    <style:style style:name="P45" style:family="paragraph" style:parent-style-name="Standard">
      <style:text-properties officeooo:rsid="001055ef" officeooo:paragraph-rsid="0052ac71"/>
    </style:style>
    <style:style style:name="T1" style:family="text">
      <style:text-properties officeooo:rsid="0039f5fe"/>
    </style:style>
    <style:style style:name="T2" style:family="text">
      <style:text-properties officeooo:rsid="00288b3e"/>
    </style:style>
    <style:style style:name="T3" style:family="text">
      <style:text-properties officeooo:rsid="00299cdb"/>
    </style:style>
    <style:style style:name="T4" style:family="text">
      <style:text-properties officeooo:rsid="001a4114"/>
    </style:style>
    <style:style style:name="T5" style:family="text">
      <style:text-properties officeooo:rsid="0029db63"/>
    </style:style>
    <style:style style:name="T6" style:family="text">
      <style:text-properties officeooo:rsid="002bb637"/>
    </style:style>
    <style:style style:name="T7" style:family="text">
      <style:text-properties officeooo:rsid="0018df54"/>
    </style:style>
    <style:style style:name="T8" style:family="text">
      <style:text-properties officeooo:rsid="002d9b9d"/>
    </style:style>
    <style:style style:name="T9" style:family="text">
      <style:text-properties officeooo:rsid="001dbb7e"/>
    </style:style>
    <style:style style:name="T10" style:family="text">
      <style:text-properties officeooo:rsid="002e1e4c"/>
    </style:style>
    <style:style style:name="T11" style:family="text">
      <style:text-properties officeooo:rsid="001f4f98"/>
    </style:style>
    <style:style style:name="T12" style:family="text">
      <style:text-properties officeooo:rsid="001e0399"/>
    </style:style>
    <style:style style:name="T13" style:family="text">
      <style:text-properties officeooo:rsid="00249053"/>
    </style:style>
    <style:style style:name="T14" style:family="text">
      <style:text-properties officeooo:rsid="00301063"/>
    </style:style>
    <style:style style:name="T15" style:family="text">
      <style:text-properties officeooo:rsid="0031b9fb"/>
    </style:style>
    <style:style style:name="T16" style:family="text">
      <style:text-properties officeooo:rsid="00237fa4"/>
    </style:style>
    <style:style style:name="T17" style:family="text">
      <style:text-properties officeooo:rsid="00347514"/>
    </style:style>
    <style:style style:name="T18" style:family="text">
      <style:text-properties officeooo:rsid="0032fb64"/>
    </style:style>
    <style:style style:name="T19" style:family="text">
      <style:text-properties officeooo:rsid="0034d246"/>
    </style:style>
    <style:style style:name="T20" style:family="text">
      <style:text-properties officeooo:rsid="00396935"/>
    </style:style>
    <style:style style:name="T21" style:family="text">
      <style:text-properties officeooo:rsid="00384237"/>
    </style:style>
    <style:style style:name="T22" style:family="text">
      <style:text-properties officeooo:rsid="00103d31"/>
    </style:style>
    <style:style style:name="T23" style:family="text">
      <style:text-properties officeooo:rsid="00119130"/>
    </style:style>
    <style:style style:name="T24" style:family="text">
      <style:text-properties officeooo:rsid="00126fb1"/>
    </style:style>
    <style:style style:name="T25" style:family="text">
      <style:text-properties officeooo:rsid="00140881"/>
    </style:style>
    <style:style style:name="T26" style:family="text">
      <style:text-properties officeooo:rsid="0016fdf9"/>
    </style:style>
    <style:style style:name="T27" style:family="text">
      <style:text-properties officeooo:rsid="00174c82"/>
    </style:style>
    <style:style style:name="T28" style:family="text">
      <style:text-properties officeooo:rsid="00191b43"/>
    </style:style>
    <style:style style:name="T29" style:family="text">
      <style:text-properties officeooo:rsid="001af116"/>
    </style:style>
    <style:style style:name="T30" style:family="text">
      <style:text-properties officeooo:rsid="00251084"/>
    </style:style>
    <style:style style:name="T31" style:family="text">
      <style:text-properties officeooo:rsid="00290ab0"/>
    </style:style>
    <style:style style:name="T32" style:family="text">
      <style:text-properties officeooo:rsid="002b52a8"/>
    </style:style>
    <style:style style:name="T33" style:family="text">
      <style:text-properties officeooo:rsid="002da4e6"/>
    </style:style>
    <style:style style:name="T34" style:family="text">
      <style:text-properties officeooo:rsid="002ee4b6"/>
    </style:style>
    <style:style style:name="T35" style:family="text">
      <style:text-properties fo:background-color="transparent" loext:char-shading-value="0"/>
    </style:style>
    <style:style style:name="T36" style:family="text">
      <style:text-properties officeooo:rsid="00288b3e" fo:background-color="transparent" loext:char-shading-value="0"/>
    </style:style>
    <style:style style:name="T37" style:family="text">
      <style:text-properties officeooo:rsid="00288b3e" fo:background-color="transparent" loext:char-shading-value="0"/>
    </style:style>
    <style:style style:name="T38" style:family="text">
      <style:text-properties officeooo:rsid="00119130" fo:background-color="transparent" loext:char-shading-value="0"/>
    </style:style>
    <style:style style:name="T39" style:family="text">
      <style:text-properties officeooo:rsid="00299cdb" fo:background-color="transparent" loext:char-shading-value="0"/>
    </style:style>
    <style:style style:name="T40" style:family="text">
      <style:text-properties officeooo:rsid="0029db63" fo:background-color="transparent" loext:char-shading-value="0"/>
    </style:style>
    <style:style style:name="T41" style:family="text">
      <style:text-properties officeooo:rsid="00290ab0" fo:background-color="transparent" loext:char-shading-value="0"/>
    </style:style>
    <style:style style:name="T42" style:family="text">
      <style:text-properties officeooo:rsid="004ec4e9" fo:background-color="transparent" loext:char-shading-value="0"/>
    </style:style>
    <style:style style:name="T43" style:family="text">
      <style:text-properties fo:background-color="transparent" loext:char-shading-value="0"/>
    </style:style>
    <style:style style:name="T44" style:family="text">
      <style:text-properties officeooo:rsid="00505693" fo:background-color="transparent" loext:char-shading-value="0"/>
    </style:style>
    <style:style style:name="T45" style:family="text">
      <style:text-properties officeooo:rsid="00505693" fo:background-color="transparent" loext:char-shading-value="0"/>
    </style:style>
    <style:style style:name="T46" style:family="text">
      <style:text-properties officeooo:rsid="0052ac71" fo:background-color="transparent" loext:char-shading-value="0"/>
    </style:style>
    <style:style style:name="T47" style:family="text">
      <style:text-properties officeooo:rsid="00556429" fo:background-color="transparent" loext:char-shading-value="0"/>
    </style:style>
    <style:style style:name="T48" style:family="text">
      <style:text-properties officeooo:rsid="0030c643"/>
    </style:style>
    <style:style style:name="T49" style:family="text">
      <style:text-properties officeooo:rsid="0033e25b"/>
    </style:style>
    <style:style style:name="T50" style:family="text">
      <style:text-properties officeooo:rsid="00349602"/>
    </style:style>
    <style:style style:name="T51" style:family="text">
      <style:text-properties officeooo:rsid="0035c7f3"/>
    </style:style>
    <style:style style:name="T52" style:family="text">
      <style:text-properties officeooo:rsid="0039f025"/>
    </style:style>
    <style:style style:name="T53" style:family="text">
      <style:text-properties officeooo:rsid="003a7760"/>
    </style:style>
    <style:style style:name="T54" style:family="text">
      <style:text-properties officeooo:rsid="003b7c1a"/>
    </style:style>
    <style:style style:name="T55" style:family="text">
      <style:text-properties officeooo:rsid="003cf1c9"/>
    </style:style>
    <style:style style:name="T56" style:family="text">
      <style:text-properties officeooo:rsid="003e4353"/>
    </style:style>
    <style:style style:name="T57" style:family="text">
      <style:text-properties officeooo:rsid="00402026"/>
    </style:style>
    <style:style style:name="T58" style:family="text">
      <style:text-properties officeooo:rsid="0041b1dc"/>
    </style:style>
    <style:style style:name="T59" style:family="text">
      <style:text-properties officeooo:rsid="0041dd0f"/>
    </style:style>
    <style:style style:name="T60" style:family="text">
      <style:text-properties officeooo:rsid="00431e31"/>
    </style:style>
    <style:style style:name="T61" style:family="text">
      <style:text-properties officeooo:rsid="00441cd0"/>
    </style:style>
    <style:style style:name="T62" style:family="text">
      <style:text-properties officeooo:rsid="004607d0"/>
    </style:style>
    <style:style style:name="T63" style:family="text">
      <style:text-properties officeooo:rsid="0046eb3c"/>
    </style:style>
    <style:style style:name="T64" style:family="text">
      <style:text-properties officeooo:rsid="00486fdb"/>
    </style:style>
    <style:style style:name="T65" style:family="text">
      <style:text-properties officeooo:rsid="004a1f1d"/>
    </style:style>
    <style:style style:name="T66" style:family="text">
      <style:text-properties officeooo:rsid="004a9cfb"/>
    </style:style>
    <style:style style:name="T67" style:family="text">
      <style:text-properties fo:background-color="#ffff00" loext:char-shading-value="0"/>
    </style:style>
    <style:style style:name="T68" style:family="text">
      <style:text-properties fo:background-color="#ffff00" loext:char-shading-value="0"/>
    </style:style>
    <style:style style:name="T69" style:family="text">
      <style:text-properties officeooo:rsid="004ec4e9"/>
    </style:style>
    <style:style style:name="T70" style:family="text">
      <style:text-properties officeooo:rsid="00516042"/>
    </style:style>
    <style:style style:name="T71" style:family="text">
      <style:text-properties officeooo:rsid="0052ac71"/>
    </style:style>
    <style:style style:name="T72" style:family="text">
      <style:text-properties style:text-underline-style="none" officeooo:rsid="001af116" fo:background-color="#ffff00" loext:char-shading-value="0"/>
    </style:style>
    <style:style style:name="T73" style:family="text">
      <style:text-properties officeooo:rsid="0053ddee"/>
    </style:style>
    <style:style style:name="T74" style:family="text">
      <style:text-properties style:text-line-through-style="solid" style:text-line-through-type="single"/>
    </style:style>
    <style:style style:name="T75" style:family="text">
      <style:text-properties style:text-line-through-style="solid" style:text-line-through-type="single" officeooo:rsid="0016fdf9"/>
    </style:style>
    <style:style style:name="T76" style:family="text">
      <style:text-properties style:text-line-through-style="solid" style:text-line-through-type="single" fo:background-color="#ffff00" loext:char-shading-value="0"/>
    </style:style>
    <style:style style:name="T77" style:family="text">
      <style:text-properties style:text-line-through-style="solid" style:text-line-through-type="single" officeooo:rsid="0016fdf9" fo:background-color="#ffff00" loext:char-shading-value="0"/>
    </style:style>
    <style:style style:name="T78" style:family="text">
      <style:text-properties style:text-line-through-style="solid" style:text-line-through-type="single" officeooo:rsid="0016fdf9" fo:background-color="#ffff00" loext:char-shading-value="0"/>
    </style:style>
    <style:style style:name="T79" style:family="text">
      <style:text-properties style:text-line-through-style="solid" style:text-line-through-type="single" fo:background-color="#ffff00" loext:char-shading-value="0"/>
    </style:style>
    <style:style style:name="T80" style:family="text">
      <style:text-properties officeooo:rsid="00575e4d"/>
    </style:style>
    <style:style style:name="T81" style:family="text">
      <style:text-properties officeooo:rsid="005924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Golden Retriever</text:p>
      <text:p text:style-name="P39"/>
      <text:p text:style-name="P27">Der Müller will weg.</text:p>
      <text:p text:style-name="P27">Das weiß das ganze Haus und das weiß es auch schon immer, sieht doch, wie er an den Briefkästen steht, den Rücken gerade, das Hemd gebügelt, weiß wie ein frisches Papierblatt. Er arbeitet im Büro, seine Hände sind sauber, seine Stirn glänzt nicht, vielleicht pudert er sie. Eine Frau Müller gibt es nicht.</text:p>
      <text:p text:style-name="P1">Er wohnt hier vor allem und am meisten eines Gefühls an Überlegenheit wegen, <text:span text:style-name="T28">wenn er einer hier wegkönnte, dann wäre er es</text:span>. <text:span text:style-name="T3">Wir wissen nicht viel über ihn, </text:span><text:span text:style-name="T29">aber </text:span><text:span text:style-name="T22">glauben daher </text:span><text:span text:style-name="T29">seinen Bügelfalten, glauben seinen polierten Schuhe</text:span><text:span text:style-name="T22"> wie s</text:span><text:span text:style-name="T29">ie </text:span><text:span text:style-name="T22">sich </text:span><text:span text:style-name="T29">sorgsam </text:span><text:span text:style-name="T22">über den staubigen Stein bewegen. </text:span><text:span text:style-name="T34">Manchmal <text:s text:c="2"/>tu ich so, als wäre ich der Müller und mal</text:span><text:span text:style-name="T52">e</text:span><text:span text:style-name="T34"> mir das Weggehen aus.</text:span></text:p>
      <text:p text:style-name="P1"/>
      <text:p text:style-name="P1">Vor seiner Tür liegt ein Fußabtreter, Henning meinte, er habe gesehen, wie er den Fußabtreter gestaubsaugt hat, anstatt ihn über dem Fenster oder im Treppenhaus auszuklopfen.</text:p>
      <text:p text:style-name="P1">Der Henning hat dabei ganz große Augen gemacht, denn selbst macht der Henning nichts und dass seine Frau, <text:span text:style-name="T3">die Lisl,</text:span> den Fußabtreter gestaubsaugt hat, hat er noch nie gesehen. <text:span text:style-name="T29">Der Henning ist mir Freun</text:span><text:span text:style-name="T72">d, weil man sich einen Menschen zum Freund nehmen muss u</text:span><text:span text:style-name="T29">nd den Henning kann man sich leicht zum Freund nehmen. Da ist wenig in ihm, an dem man sich stören kann, überhaupt ist da wenig in ihm. </text:span><text:span text:style-name="T53">Mir wurde einmal gesagt, in mir sei zu viel </text:span><text:span text:style-name="T69">an </text:span><text:span text:style-name="T53">, dass ich nicht hier hineinpasse, ich habe es als Kompliment verstanden. Dabei passt keiner hier herein, es gibt zu wenig Platz.</text:span></text:p>
      <text:p text:style-name="P1"/>
      <text:p text:style-name="P45">Wenn ich den Henning im Gang treffe, unterhalten wir uns themenlos, wir staksen über ein Gelände, dass am Absterben ist, <text:span text:style-name="T43">wir staksen über den Wertstoffplatz mit unseren </text:span><text:span text:style-name="T42">Sätzen, der dicht neben dem Wohnblock liegt</text:span><text:span text:style-name="T43">. Aber aus Tote</text:span>m und Halbtotem kann man noch einiges machen, manchmal fassen wir <text:span text:style-name="T3">dabei </text:span>einen Gedanken, den <text:span text:style-name="T2">schreibe ic</text:span><text:span text:style-name="T37">h auf. </text:span><text:span text:style-name="T41">Irgendwann werde ich </text:span><text:span text:style-name="T42">sie</text:span><text:span text:style-name="T41"> verkaufen, denke ich immer, irg</text:span><text:span text:style-name="T31">endwann wird das alles hier etwas wert sein. </text:span><text:span text:style-name="T61">Die Frau, die schon tot ist, hat immer Geschichten mit Happy End vorgelesen und der Mann, der auch schon tot ist, brüllte aus der Küche Halts Maul. </text:span><text:span text:style-name="T45">Die Frau meinte, ich komm noch hier aus, </text:span><text:span text:style-name="T46">und gab mir Bücher. Der Mann drückte die Kippen auf ihnen aus</text:span><text:span text:style-name="T47">, was zählt, sei bloß Geld.</text:span></text:p>
      <text:p text:style-name="P42"/>
      <text:p text:style-name="P3"><text:span text:style-name="T29">Sonntagabends </text:span><text:span text:style-name="T48">ist es </text:span><text:span text:style-name="T31">und ich laufe die Treppen hinunter, bringe den Müll hinaus, der Abfall der anderen Wohnungen quellt aus der zu kleinen Tonne. Dort zeigt sich die wahre Natur des Menschen, denke ich. Ich lege meine Tüte dazu, mit der rechten Hand verschließe ich die Nase. </text:span><text:span text:style-name="T60">Ein winziger Hund mit grauem Fell kläfft mich von der anderen Straßenseite an.</text:span></text:p>
      <text:p text:style-name="P3"><text:span text:style-name="T31">Zurück im Haus,</text:span><text:span text:style-name="T23"> der Henning </text:span><text:span text:style-name="T29">steht </text:span><text:span text:style-name="T23">q</text:span>uadratisch im Flur, er winkt mich zu sich<text:span text:style-name="T35">. Von der Umgebung bekommt er selten viel mit, er lebt ganz in seinem Körper, d</text:span><text:span text:style-name="T36">er ihm genug Platz </text:span><text:span text:style-name="T38">dafür </text:span><text:span text:style-name="T36">bietet. </text:span><text:span text:style-name="T44">A</text:span><text:span text:style-name="T35">lles war er sagt, hat seine Frau ihm zu den Mahlzeiten eingeflöst und wenn er mit mir redet, fließt es aus </text:span><text:span text:style-name="T39">ihm</text:span><text:span text:style-name="T35"> heraus. </text:span><text:span text:style-name="T40">Stelle mir den Henning als Kanal vor, die Wände aus hellem Metall, das aufblitzt, wenn man seine Zähne sieht. Hennings Zähne sind sanft.</text:span></text:p>
      <text:p text:style-name="P31"/>
      <text:p text:style-name="P2"><text:span text:style-name="T5">Er winkt,</text:span> seine Hände sind aufgeregt, die Finger verhaken, <text:span text:style-name="T70">die Füße </text:span>verfangen sich ineinander, ich habe Angst, er könnte <text:span text:style-name="T5">über sie </text:span>stolpern. Den Henning bekomme ich allein doch nicht wieder aufgestellt. </text:p>
      <text:p text:style-name="P2"/>
      <text:p text:style-name="P2">„Du”, sagt er, „ich hab den Müller getroffen, <text:span text:style-name="T4">gestern</text:span>. Weißt du, in einem Cafe hab ich den Müller getroffen.“</text:p>
      <text:p text:style-name="P28">Ich nicke.</text:p>
      <text:p text:style-name="P2">„Die Lisl hat nämlich gesagt, ich solle einkaufen, <text:span text:style-name="T7">aber hab die Liste vergessen, bin also umgedreht. Und beim Rückweg, da war das </text:span><text:span text:style-name="T70">Kafe</text:span><text:span text:style-name="T7"> und ich dachte, den kenne ich doch, den Umriss, das ist doch der Rücken vom Müller.</text:span>”</text:p>
      <text:p text:style-name="P44">Der Müller geht in Cafés, die man mit Apostroph schreibt.</text:p>
      <text:p text:style-name="P44"><text:soft-page-break/>Henning spricht das Wort andächtig aus. <text:span text:style-name="T6">Sein Französisch ist das Sonderangebot bei Lidl, wenn es Croissants für </text:span><text:span text:style-name="T8">29 Cent </text:span><text:span text:style-name="T6">gibt.</text:span></text:p>
      <text:p text:style-name="P4"/>
      <text:p text:style-name="P4">„Da dachte ich mir, ich geh auch rein. War ja jetzt nicht einkaufen, hatte noch was <text:span text:style-name="T29">an Münzen</text:span> in der Tasche. Dachte, ich hol mir ne Schoki, setz mich zu ihm. <text:span text:style-name="T8">Schon lang keine Schoki mehr getrunken. </text:span>Hab mir ne Schoki geholt, aber als ich mich setzten wollte,ich glaube kam ein Mann, der sah bös aus, <text:span text:style-name="T54">der Mund ganz dünn und verzogen</text:span><text:span text:style-name="T4">. Da hab ich mich an den Tisch hinter ihnen gesetzt. Hab gedacht, ich höre ihnen </text:span><text:span text:style-name="T54">bisschen </text:span><text:span text:style-name="T4">zu. Das sei ja auch schon </text:span><text:span text:style-name="T8">fast </text:span><text:span text:style-name="T4">ein Gespräch.</text:span>”</text:p>
      <text:p text:style-name="P4"><text:s/></text:p>
      <text:p text:style-name="P5">Ich nicke.</text:p>
      <text:p text:style-name="P5"/>
      <text:p text:style-name="P5">„Da hat er erzählt, dass sie ne Bank ausrauben wollen. Hat gesagt, dann geht er weg von hier. Und dass man a<text:span text:style-name="T70">ber</text:span> nicht direkt weg darf. Dass sie <text:span text:style-name="T31">es, also</text:span> die Beute bei ihm lassen können, fürs erste, bis Gras über die Sache gewachsen ist. Das hab ich nicht verstanden, wird doch bald Winter, da wächst nichts mehr. Hab mich umgedreht, sie sollen zum Frühling warten, hab ich gesagt, aber gehört haben sie mich nicht. Und schreien wollt ich nicht, soll ja nicht jeder mitkriegen, dass sie ne Bank ausrauben wollen.”</text:p>
      <text:p text:style-name="P5"/>
      <text:p text:style-name="P5">„<text:span text:style-name="T30">Haben sie das so gesagt, </text:span><text:span text:style-name="T31">haben sie </text:span><text:span text:style-name="T54">wirklich</text:span><text:span text:style-name="T31"> Bankraub gesagt</text:span><text:span text:style-name="T30">?</text:span>‟, <text:span text:style-name="T30">frage ich. Henning betrachtet mich, als wäre ich dumm, „natürlich nicht, das kann man doch laut nicht sagen. Aber ich hab verstanden, worum es geht.‟</text:span></text:p>
      <text:p text:style-name="P5"/>
      <text:p text:style-name="P6">Von dem kleinen Fenster oberhalb der schweren Eingangstür fällt ein letzter Rest <text:span text:style-name="T8">Tagesl</text:span>icht auf seine glänzende Stirn. <text:span text:style-name="T8">Wenn der Henning ein Kanal ist, wärmt das Licht seine Stirn und das, was in ihm schwimmt. Henning hat viel Oberfläche, es muss im Sommer warm in ihm werden, er trägt ganzjährig einen zufriedenen Blick.</text:span></text:p>
      <text:p text:style-name="P6"/>
      <text:p text:style-name="P6">„<text:span text:style-name="T61">Ich </text:span>habs im Internet nachgegoogelt, <text:span text:style-name="T32">das mit dem Gras. Das </text:span>wächst nur auf Nährstoffen, <text:span text:style-name="T8">sagt das Internet, und im Winter erfrieren die. </text:span><text:span text:style-name="T24">Da wird jetzt kein Gras mehr </text:span><text:span text:style-name="T32">drüben </text:span><text:span text:style-name="T24">wachsen</text:span>”.</text:p>
      <text:p text:style-name="P6"/>
      <text:p text:style-name="P43">„Aber wenn sie Papiergeld klauen, dann sind das doch Nährstoffe”, sag ich, <text:span text:style-name="T61">sag ich ironisch</text:span>, „das waren doch mal Bäume”.</text:p>
      <text:p text:style-name="P6"/>
      <text:p text:style-name="P6">Er schlägt sich mit der Hand gegen die Stirn, dass es einen Knall macht, der im Treppenhaus wiederhallt. „Stimmt, bin ich nicht darauf gekommen.” <text:span text:style-name="T49">Ich bin mir nicht sicher, ob er es ernst meint.</text:span></text:p>
      <text:p text:style-name="P6"/>
      <text:p text:style-name="P6">Von draußen hören wir Stimmen, ist es nur Einbildung, dass <text:span text:style-name="T59">die Sprache hier</text:span> lauter <text:span text:style-name="T59">ist</text:span> als <text:span text:style-name="T59">woanders</text:span>? <text:span text:style-name="T73">Die</text:span> Großfamilie <text:span text:style-name="T73">aus dem dritten Stock </text:span>betritt das Gebäude, <text:span text:style-name="T9">die Kinder verwechsle ich immer, jedes Jahr geben sie ihre Kleidung der Größe nach weiter, ich bin mir auch ihres Geschlechts nicht sicher. Henning meinte, diese Kinder sind der Grund für Unisex-Toiletten, weil die Mädchen die Kleidung von den Buben kriegen, wenn die Buben der Kleidung zu klein sind und die Mädchen ihrer eigenen Kleidung zu groß und dann geben diese Mädchen die Kleidung an die Buben weiter, die noch kleiner sind und die ganze Familie trägt lange Haare.</text:span></text:p>
      <text:p text:style-name="P6"/>
      <text:p text:style-name="P7">Henning zieht mich in d<text:span text:style-name="T73">ie Nische zwischen</text:span> den Briefkastenreihen und der Aufzugstür, sein Körper ragt in den <text:span text:style-name="T73">Hausf</text:span>lur hin<text:span text:style-name="T71">aus</text:span>. „Man muss leise sein mit <text:span text:style-name="T73">einem</text:span> Bankraub”, erklärt er mir.</text:p>
      <text:p text:style-name="P7">Die Kinder deuten auf ihn und lachen.</text:p>
      <text:p text:style-name="P7"><text:span text:style-name="T61">M</text:span>ein Mund hat sich in Hennings <text:span text:style-name="T73">Oberteil </text:span>verfangen, <text:span text:style-name="T61">i</text:span><text:span text:style-name="T32">ch </text:span>schmeck<text:span text:style-name="T32">e</text:span> das Salz vom Schweiß der letzten Tage.</text:p>
      <text:p text:style-name="P7"/>
      <text:p text:style-name="P8"><text:soft-page-break/>„Was machen wir jetzt?”, fragt mich der Henning, <text:span text:style-name="T61">aber ich schmecke noch das Salz, es schmeckt wie Nordsee, zu dritt auf zwei Plätzen im Zug und eigentlich kein See sondern Meer. Will man von diesem Haus </text:span><text:span text:style-name="T66">hier </text:span><text:span text:style-name="T61">zum Nordsee oder überhaupt irgendwohin muss </text:span><text:span text:style-name="T73">man </text:span><text:span text:style-name="T61">erst durch die Viertel mit Pappelalleen und Parks, wo es Enten gibt und keinen Müll auf dem Boden.</text:span></text:p>
      <text:p text:style-name="P35">Wenn mir langweilig ist, zähle ich <text:span text:style-name="T10">im Innenhof </text:span><text:span text:style-name="T71">Kippen</text:span>stummel und ist es eine gerade Anzahl, <text:span text:style-name="T32">bringt der </text:span>nächste Tag Glück. <text:span text:style-name="T11">In diesen Parks </text:span><text:span text:style-name="T66">Richtung Nordsee </text:span><text:span text:style-name="T10">aber </text:span><text:span text:style-name="T11">kann man weder </text:span><text:span text:style-name="T71">Kippen</text:span><text:span text:style-name="T11">stummel, noch Junkies, noch Adidasjacken, noch neben Mülleimer geworfene Pappbecher und Teller zählen, in diesen Parks ist ohnehin alles von gerader Anzahl.</text:span></text:p>
      <text:p text:style-name="P36">In den Viertel<text:span text:style-name="T66">n darum </text:span>wohnen Familien mit zwei geschlechtsunterscheidbaren Kindern und einem Briefkasten, zu dem man von der Haustür einen Gartenweg entlanglaufen muss. An den Pechtagen gehe ich ungerne durch solche Viertel, dann sind meine Gedanken zu laut und vergleichen alles. <text:span text:style-name="T12">Ich habe von einer Person gelesen, die hat sich umgebracht, weil sie sich so </text:span><text:span text:style-name="T11">sehr </text:span><text:span text:style-name="T12">verglichen hat mit den Nachbarn, die </text:span><text:span text:style-name="T11">Kinder, Autos und einen Golden Retriever hatten</text:span><text:span text:style-name="T12">.</text:span> Wenn ich hier wohnen würde, <text:span text:style-name="T59">könnte</text:span> mir meine <text:span text:style-name="T11">KinderundAutosundGoldenRetriever</text:span>losigkeit <text:span text:style-name="T48">Schaden zuzufügen</text:span><text:span text:style-name="T12">. </text:span><text:span text:style-name="T10">Das</text:span><text:span text:style-name="T12"> weiß man ja nicht, was passieren würde, da muss man aufpassen.</text:span></text:p>
      <text:p text:style-name="P37">Letzte Woche habe ich mir <text:span text:style-name="T62">trotzdem </text:span>das GoldenRetrieverbild aus dem Prospekt von Lidl ausgeschnitten und mit Tesafilm an den Kühlschrank geklebt.</text:p>
      <text:p text:style-name="P38"/>
      <text:p text:style-name="P9">Henning sagt, „wir könnten die Bank warnen. Aber das wäre gemein dem Müller gegenüber.” Ich sage, dass wir nicht wüssten, um welche Bank es sich handle, wir haben verschiedene Filialien in unserer Stadt. Henning sagt, dass er das noch nie verstanden hatte, warum es von allem immer mehreres braucht, sogar von den Spiralennudeln und dem Basmatireis. Ich sage, das habe etwas mit Wettbewerb zu tun. Wieso es den brauche, <text:span text:style-name="T13">immer m</text:span><text:span text:style-name="T33">üsse </text:span><text:span text:style-name="T13">es Gewinner geben. Er senkt den Kopf und sagt, dass er sich manchmal wie ein Verlierer vorkommt, er sagt das leise, aus sich heraus, das hat die Lisl ihm nicht gesagt. </text:span><text:span text:style-name="T14">Das muss in ihm entstanden sein, hat sich an den Röhren verkalkt. </text:span><text:span text:style-name="T13">Da steht ein trauriges Kind, aber einen weinenden Henning, das kann ich jetzt nicht, ich räuspere mich so laut, dass der Flur keucht, „das ist eben so.”</text:span></text:p>
      <text:p text:style-name="P10">Sein T-Shirt macht einen Schritt nach vorne, mir in die Nase, ich <text:span text:style-name="T14">atme Henning ein.</text:span></text:p>
      <text:p text:style-name="P9"/>
      <text:p text:style-name="P11">„Was machen wir <text:span text:style-name="T15">dann</text:span>?”, fragt er, <text:span text:style-name="T15">ich </text:span>zieh mir sein T-Shirt aus de<text:span text:style-name="T55">m </text:span>Nase<text:span text:style-name="T55">nkanal.</text:span></text:p>
      <text:p text:style-name="P11"/>
      <text:p text:style-name="P11">„Nichts machen wir.”</text:p>
      <text:p text:style-name="P11"/>
      <text:p text:style-name="P12">Von der Decke seilt sich eine Spinne bis knapp über Hennings Stirn ab. Ich frage mich, ob sie ausrutscht, wenn sie sich darauf setzt.</text:p>
      <text:p text:style-name="P12">Henning packt mich und vergisst seine Kraft. „<text:span text:style-name="T56">Aber willst du, dass alles immer so bleibt?</text:span>‟</text:p>
      <text:p text:style-name="P15"/>
      <text:p text:style-name="P34">Der Mann, der bereits tot ist, hat gesagt, nichts könne man ändern. Die Frau, die bereits tot ist, hat ihm mit dem Holzlöffel auf die Stirn geschlagen, natürlich könne man das. Ihr Ton war dabei vorwurfsvoll gewesen, aber der Vorwurf weniger an ihn, als an das Kind ihm gegenüber gerichtet.</text:p>
      <text:p text:style-name="P34"/>
      <text:p text:style-name="P13">Ich <text:span text:style-name="T56">schüttle meinen Kopf </text:span><text:span text:style-name="T25">und reibe </text:span><text:span text:style-name="T56">den</text:span><text:span text:style-name="T25"> Oberarm</text:span>.</text:p>
      <text:p text:style-name="P13"/>
      <text:p text:style-name="P14">Die Spinne klettert ein Stück nach oben. Der Faden lässt sie von der einen in die andere Richtung schwingen, <text:span text:style-name="T16">sie fängt sich an der Wand </text:span><text:span text:style-name="T15">und klettert nach oben. Der Großteil der Spinnen ist einzelgängerisch und aggressiv gegenüber seinen Artgenossen. Es gibt </text:span><text:span text:style-name="T25">jedoch </text:span><text:span text:style-name="T15">auch Spinnen, die in Kolonien, </text:span><text:span text:style-name="T25">Kohorten</text:span><text:span text:style-name="T15"> leben.</text:span></text:p>
      <text:p text:style-name="P12"><text:span text:style-name="T16">„Du</text:span>”, <text:span text:style-name="T16">sage ich, „ich bin müde, muss jetzt wirklich mal was essen und dann schlafen. Lass uns morgen nochmal reden.”</text:span></text:p>
      <text:p text:style-name="P29"/>
      <text:p text:style-name="P16">Hennings Stirn runzelt sich, er schiebt sich hinter die Deckenlampe, bis seine Stirn nicht mehr glänzt und ich mir keine Sorgen mehr machen muss um die Spinne. <text:span text:style-name="T15">Den Aufzug füllt das </text:span><text:soft-page-break/><text:span text:style-name="T15">unangenehme Schweigen, </text:span><text:span text:style-name="T25">das entsteht, bewegt </text:span><text:span text:style-name="T15">man sich nach </text:span><text:span text:style-name="T25">einem</text:span><text:span text:style-name="T15"> Gesprächsende in dieselbe Richtung.</text:span></text:p>
      <text:p text:style-name="P16"/>
      <text:p text:style-name="P17">Mich weckt ein Klopfen um zehn Uhr <text:span text:style-name="T25">morgens</text:span>.</text:p>
      <text:p text:style-name="P17"/>
      <text:p text:style-name="P17">„Der Müller war da, heute <text:span text:style-name="T25">früh</text:span>, hab gesehen, wie er wieder gegangen ist. Hat glücklich gewirkt.‟</text:p>
      <text:p text:style-name="P17">Ich wische mir Henning aus den Augen, bis sein Bild scharf wird. <text:span text:style-name="T17">Er trägt einen großen Rucksack auf dem Rücken.</text:span></text:p>
      <text:p text:style-name="P17"/>
      <text:p text:style-name="P17">„Wir können den Trick mit dem Draht probieren‟, schlägt einen Comic von Donald Duck auf und <text:s/>streckt mir eine Büroklammer entgegen.</text:p>
      <text:p text:style-name="P17"/>
      <text:p text:style-name="P17">Wir knien auf Müllers Fußabtreter. Henning bohrt im Schlüsselloch, <text:span text:style-name="T18">er sagt dabei nichts. Ich frage mich, wie sich die Menschen in den </text:span><text:span text:style-name="T25">weißen </text:span><text:span text:style-name="T18">Häusern </text:span><text:span text:style-name="T63">Richtung Nordsee </text:span><text:span text:style-name="T18">unterhalten, worüber, über den Hund, über die Alleen, ob dort mehr passiert als hier, selbst wenn die MenschenproFläche-Zahl kleiner ist. Aber die FlächeproMensch-Zahl ist größer, </text:span><text:span text:style-name="T25">vielleicht gibt es</text:span><text:span text:style-name="T18"> mehr Platz zum Passieren.</text:span></text:p>
      <text:p text:style-name="P17"/>
      <text:p text:style-name="P17">„<text:span text:style-name="T18">Ich glaub, das geht nicht</text:span>‟, <text:span text:style-name="T18">sage ich.</text:span></text:p>
      <text:p text:style-name="P17"/>
      <text:p text:style-name="P18">Aber in Henning ist <text:span text:style-name="T26">so</text:span> viel Platz, Henning glaubt immer an alles und glaubt auch alles, das man ihm sagt. <text:span text:style-name="T60">D</text:span>ie FlächeproHenning ist groß genug, dass er nicht weg muss <text:span text:style-name="T56">von hier.</text:span></text:p>
      <text:p text:style-name="P18"/>
      <text:p text:style-name="P19">Es knackt und die Tür springt auf. Wir stehen auf dem Fußabtreter und schüchtern <text:span text:style-name="T26">so </text:span>vor uns hin, <text:span text:style-name="T26">weil niemand den ersten Schritt machen mag.</text:span></text:p>
      <text:p text:style-name="P19">Der Henning steht vor mir, <text:span text:style-name="T26">da </text:span>geb ich ihm <text:span text:style-name="T26">doch </text:span>einen kleinen Stoß, bis er ins Zimmer fällt. Mit ihm darin ist das Zimmer kleiner, jetzt betrete auch ich es. Die Wohnung ist eine Spiegelung meiner Wohnung, die Einrichtung noch minimalistischer.</text:p>
      <text:p text:style-name="P18"/>
      <text:p text:style-name="P18">„<text:span text:style-name="T17">Wir müssen unters Bett schauen</text:span>‟, <text:span text:style-name="T17">sagt Henning und verweist auf das Bild von Dagobert Duck, der <text:s/>einen Sack voller Diamanten in den Bettkasten schiebt.</text:span></text:p>
      <text:p text:style-name="P18"/>
      <text:p text:style-name="P20">Henning öffnet die Tür zum Schlafzimmer und legt sich auf den Boden wie ein gestrandeter Wal. Henning wäre ein guter Wal geworden, denke ich, und überlege wie viel dran ist an der buddhistischen Wiedergeburt. <text:span text:style-name="T79">Ich lege mich zu ihm und fühle mich wie ein Golden Retriever.</text:span></text:p>
      <text:p text:style-name="P20"/>
      <text:p text:style-name="P20">Unter dem Bett liegt ein Sack.</text:p>
      <text:p text:style-name="P20">„Das kann alles sein‟, sagt Henning und ich nicke.</text:p>
      <text:p text:style-name="P21">„Es könnte auch ein Toter sein‟, sagt Henning, „der Bankangestellte vielleicht.‟. </text:p>
      <text:p text:style-name="P21"/>
      <text:p text:style-name="P21"><text:span text:style-name="T58">Wir sehen uns nicht an</text:span>. Ich drehe mich auf den Rücken, die Zimmerdecke sieht von hier sehr fern aus, ein Fensterspalt kreuzt mein Blickfeld.</text:p>
      <text:p text:style-name="P20">Müllers Draußen ist die Rückwand des <text:span text:style-name="T51">identisch</text:span><text:span text:style-name="T57">en</text:span><text:span text:style-name="T51"> </text:span>Nachbargebäudes, das sich denselben Innenhof teilt. Das ist, als würde man sich dauernd im Spiegel sehen, aber nicht mögen.</text:p>
      <text:p text:style-name="P20">„<text:span text:style-name="T64">Man muss wollen</text:span>‟, <text:span text:style-name="T64">hat die Frau, die bereits tot ist, gesagt und </text:span><text:span text:style-name="T80">mich </text:span><text:span text:style-name="T64">klug genug genannt.</text:span></text:p>
      <text:p text:style-name="P30">Der Sack ist aus Leinen und oben mit einem Seil zugeknotet, man könnte ihn an dem Seilende herausziehen.</text:p>
      <text:p text:style-name="P22"/>
      <text:p text:style-name="P22">„<text:span text:style-name="T64">Ist vielleicht besser, es nicht zu wissen</text:span><text:span text:style-name="T19">.</text:span>‟, <text:span text:style-name="T51">sagt Henning, „</text:span><text:span text:style-name="T64">nicht, dass sie uns einsperren. </text:span><text:span text:style-name="T65">Die Lisl hat auch gesagt, wir sollen es auf sich beruhen lassen.</text:span><text:span text:style-name="T51">‟</text:span></text:p>
      <text:p text:style-name="P24"><text:span text:style-name="T51">Er </text:span>steht auf, <text:span text:style-name="T27">nimmt den Rucksack vom Rücken </text:span>und zieht eine Packung Blumenerde <text:span text:style-name="T27">hervor. Er</text:span> schneidet sie mit einem Taschenmesser auf und beginnt die schwarze Erde unter dem Bett zu <text:soft-page-break/>verteilen. <text:span text:style-name="T27">Hält mir den Beutel hin, aber ich schüttle den Kopf. Er zuckt mit den Schultern und fährt vor.</text:span></text:p>
      <text:p text:style-name="P24"><text:span text:style-name="T1">B</text:span>ückt sich <text:span text:style-name="T27">dann</text:span> und wirft Samen aus einer kleinen grünen Papiertüte hinterher. „Hatten leider kein Gras, sind Balkonblumen von letztem Jahr, hoffe mal, die sind noch gut.‟ Zuletzt bewässert er die Erde mit einer 0.5l Flasche Mineralwasser.</text:p>
      <text:p text:style-name="P23"/>
      <text:p text:style-name="P23">„Die brauchen doch Licht.‟, sage ich, aber er widerspricht, „das sind Schattengewächse.‟</text:p>
      <text:p text:style-name="P23"/>
      <text:p text:style-name="P26">Die Erde wirft ein Muster auf den Parkettboden, aber ich weiß nicht, was es darstellt. <text:span text:style-name="T81">Ich glaube, e</text:span>ine unbeschwerte Kindheit <text:span text:style-name="T51">ist die freie Interpretation von Wolken. </text:span><text:span text:style-name="T58">Dazu muss man das Gebäude verlassen und unter dem Himmel stehen, ohne Angst, </text:span><text:span text:style-name="T59">dass es kein Gebäude mehr gibt, wenn man umdreht. </text:span>Die Blumenerde <text:span text:style-name="T51">ist </text:span>dunkelbraun, beinahe schwarz, <text:span text:style-name="T51">ich versuche darin Bedeutung zu sehen, </text:span><text:span text:style-name="T52">doch </text:span><text:span text:style-name="T81">sie</text:span><text:span text:style-name="T52"> verschwimmt mir vor den Augen. Nie habe ich das Schwimmen gelernt. </text:span><text:span text:style-name="T80">Als ich das eine Mal</text:span><text:span text:style-name="T64"> a</text:span><text:span text:style-name="T80">m </text:span><text:span text:style-name="T64">Nordsee war, wäre </text:span><text:span text:style-name="T80">ich </text:span><text:span text:style-name="T64">dort fast ertrunken.</text:span></text:p>
      <text:p text:style-name="P23"/>
      <text:p text:style-name="P25">Henning verlässt die Wohnung zuerst, <text:span text:style-name="T20">er dreht sich nicht um. I</text:span>ch schaue noch einmal zurück <text:span text:style-name="T21">und überlege </text:span><text:span text:style-name="T50">den Inhalt des Sackes unter dem Bett, </text:span><text:span text:style-name="T21">den Wert eines Golden Retrievers.</text:span></text:p>
      <text:p text:style-name="P23">Statt die Tür <text:span text:style-name="T59">endgültig </text:span>ins Schloss zu werfen, <text:span text:style-name="T20">bremst meine Hand sie ab, lässt sie angelehnt.</text:span></text:p>
      <text:p text:style-name="P32">Henning nimmt den Aufzug nach oben, ich sage ihm, ich nehme die Treppe <text:span text:style-name="T1">und bleibe auf der ersten Stufe stehen.</text:span></text:p>
      <text:p text:style-name="P40">Mit der Hand wische ich die Erde von dem Sack, <text:span text:style-name="T65">vielleicht will ich ja doch genug weg.</text:span></text:p>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8T19:34:15.589048284</meta:creation-date>
    <dc:date>2025-10-03T17:06:18.396144502</dc:date>
    <meta:editing-duration>PT6H54M24S</meta:editing-duration>
    <meta:editing-cycles>21</meta:editing-cycles>
    <meta:generator>LibreOffice/7.3.7.2$Linux_X86_64 LibreOffice_project/30$Build-2</meta:generator>
    <meta:document-statistic meta:table-count="0" meta:image-count="0" meta:object-count="0" meta:page-count="5" meta:paragraph-count="70" meta:word-count="2450" meta:character-count="14578" meta:non-whitespace-character-count="12190"/>
  </office:meta>
</office:document-meta>
</file>